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cbcc" officeooo:paragraph-rsid="0014c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>тест</text:p>
      <text:p text:style-name="P1">test</text:p>
      <text:p text:style-name="P1"/>
      <text:p text:style-name="P1"/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0:25:07.546355755</meta:creation-date>
    <dc:date>2024-02-20T00:28:16.755693185</dc:date>
    <meta:editing-duration>PT25S</meta:editing-duration>
    <meta:editing-cycles>1</meta:editing-cycles>
    <meta:document-statistic meta:table-count="0" meta:image-count="0" meta:object-count="0" meta:page-count="1" meta:paragraph-count="4" meta:word-count="4" meta:character-count="16" meta:non-whitespace-character-count="16"/>
    <meta:generator>LibreOffice/7.5.0.3$MacOSX_AARCH64 LibreOffice_project/c21113d003cd3efa8c53188764377a8272d9d6de</meta:generator>
  </office:meta>
</office:document-meta>
</file>